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0c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Escreva com suas palavras o que é um computador e o que é informática.</text:p>
      <text:p text:style-name="P1">2. Quais são as vantagens de se utilizar um computador na vida profissional?</text:p>
      <text:p text:style-name="P1">3. Como você escolheria o melhor computador para atender às suas necessidades?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13:25:47.470000000</meta:creation-date>
    <meta:generator>LibreOffice/7.0.2.2$Windows_X86_64 LibreOffice_project/8349ace3c3162073abd90d81fd06dcfb6b36b994</meta:generator>
    <dc:date>2021-07-19T13:46:33.107000000</dc:date>
    <meta:editing-duration>PT6M49S</meta:editing-duration>
    <meta:editing-cycles>1</meta:editing-cycles>
    <meta:document-statistic meta:table-count="0" meta:image-count="0" meta:object-count="0" meta:page-count="1" meta:paragraph-count="3" meta:word-count="40" meta:character-count="228" meta:non-whitespace-character-count="190"/>
  </office:meta>
</office:document-meta>
</file>